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Lucida Sans2" svg:font-family="'Lucida Sans'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208in" fo:margin-left="-0.0854in" table:align="left" style:writing-mode="lr-tb"/>
    </style:style>
    <style:style style:name="Table1.A" style:family="table-column">
      <style:table-column-properties style:column-width="2.4667in"/>
    </style:style>
    <style:style style:name="Table1.C" style:family="table-column">
      <style:table-column-properties style:column-width="2.48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" style:family="paragraph" style:parent-style-name="Standard">
      <style:paragraph-properties>
        <style:tab-stops>
          <style:tab-stop style:position="1in"/>
        </style:tab-stops>
      </style:paragraph-properties>
      <style:text-properties fo:font-weight="bold" style:font-weight-asian="bold"/>
    </style:style>
    <style:style style:name="P6" style:family="paragraph" style:parent-style-name="Standard">
      <style:paragraph-properties style:snap-to-layout-grid="false">
        <style:tab-stops>
          <style:tab-stop style:position="1in"/>
        </style:tab-stops>
      </style:paragraph-properties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9" style:family="paragraph" style:parent-style-name="Standard">
      <style:paragraph-properties>
        <style:tab-stops>
          <style:tab-stop style:position="1in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0" style:family="paragraph" style:parent-style-name="Standard">
      <style:paragraph-properties style:snap-to-layout-grid="false">
        <style:tab-stops>
          <style:tab-stop style:position="1in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paragraph-properties>
        <style:tab-stops>
          <style:tab-stop style:position="1in"/>
        </style:tab-stops>
      </style:paragraph-properties>
    </style:style>
    <style:style style:name="P12" style:family="paragraph" style:parent-style-name="Standard">
      <style:paragraph-properties style:line-height-at-least="0.198in"/>
    </style:style>
    <style:style style:name="P13" style:family="paragraph" style:parent-style-name="Standard">
      <style:paragraph-properties style:line-height-at-least="0.198in"/>
      <style:text-properties fo:color="#608b4e" style:font-name="Consolas" fo:font-size="10.5pt" fo:font-weight="normal" style:font-size-asian="10.5pt" style:font-weight-asian="normal" style:font-name-complex="Consolas" fo:background-color="#000000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P15" style:family="paragraph">
      <loext:graphic-properties draw:fill="solid" draw:fill-color="#ffffff"/>
      <style:paragraph-properties style:writing-mode="lr-tb"/>
    </style:style>
    <style:style style:name="P16" style:family="paragraph">
      <style:paragraph-properties style:punctuation-wrap="simple" style:writing-mode="lr-tb"/>
    </style:style>
    <style:style style:name="P17" style:family="paragraph">
      <loext:graphic-properties draw:fill="solid" draw:fill-color="#ffffff"/>
      <style:paragraph-properties style:punctuation-wrap="simple" style:writing-mode="lr-tb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punctuation-wrap="simple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color="#569cd6" style:font-name="Consolas" fo:font-size="10.5pt" fo:font-weight="normal" style:font-size-asian="10.5pt" style:font-weight-asian="normal" style:font-name-complex="Consolas" fo:background-color="#000000"/>
    </style:style>
    <style:style style:name="T5" style:family="text">
      <style:text-properties fo:color="#d4d4d4" style:font-name="Consolas" fo:font-size="10.5pt" fo:font-weight="normal" style:font-size-asian="10.5pt" style:font-weight-asian="normal" style:font-name-complex="Consolas" fo:background-color="#000000"/>
    </style:style>
    <style:style style:name="T6" style:family="text">
      <style:text-properties fo:color="#dcdcaa" style:font-name="Consolas" fo:font-size="10.5pt" fo:font-weight="normal" style:font-size-asian="10.5pt" style:font-weight-asian="normal" style:font-name-complex="Consolas" fo:background-color="#000000"/>
    </style:style>
    <style:style style:name="T7" style:family="text">
      <style:text-properties fo:color="#608b4e" style:font-name="Consolas" fo:font-size="10.5pt" fo:font-weight="normal" style:font-size-asian="10.5pt" style:font-weight-asian="normal" style:font-name-complex="Consolas" fo:background-color="#000000"/>
    </style:style>
    <style:style style:name="T8" style:family="text">
      <style:text-properties fo:color="#608b4e" style:font-name="Consolas" fo:font-size="10.5pt" style:font-size-asian="10.5pt" style:font-name-complex="Consolas" fo:background-color="#000000"/>
    </style:style>
    <style:style style:name="T9" style:family="text">
      <style:text-properties officeooo:rsid="001ad195"/>
    </style:style>
    <style:style style:name="T10" style:family="text">
      <style:text-properties style:use-window-font-color="true" style:font-name="Liberation Serif1" fo:font-size="12pt" fo:language="en" fo:country="US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style>
    <style:style style:name="gr1" style:family="graphic">
      <style:graphic-properties draw:stroke="solid" svg:stroke-width="0.0102in" svg:stroke-color="#3465a4" svg:stroke-opacity="100%" draw:stroke-linejoin="round" draw:fill="solid" draw:fill-color="#ffffff" draw:textarea-horizontal-align="left" draw:textarea-vertical-align="middle" draw:auto-grow-height="false" fo:min-height="0.1839in" fo:min-width="0.5591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02in" svg:stroke-color="#3465a4" svg:stroke-opacity="100%" draw:stroke-linejoin="round" draw:fill="solid" draw:fill-color="#ffffff" draw:textarea-horizontal-align="left" draw:textarea-vertical-align="middle" draw:auto-grow-height="false" fo:min-height="0.1528in" fo:min-width="0.7984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102in" svg:stroke-color="#3465a4" svg:stroke-opacity="100%" draw:stroke-linejoin="round" draw:fill="solid" draw:fill-color="#ffffff" draw:textarea-horizontal-align="justify" draw:textarea-vertical-align="middle" draw:auto-grow-height="false" draw:auto-grow-width="true" fo:padding-top="0in" fo:padding-bottom="0in" fo:padding-left="0in" fo:padding-right="0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102in" svg:stroke-color="#3465a4" svg:stroke-opacity="100%" draw:stroke-linejoin="round" draw:fill="solid" draw:fill-color="#ffffff" draw:textarea-horizontal-align="left" draw:textarea-vertical-align="middle" draw:auto-grow-height="false" fo:min-height="0.2465in" fo:min-width="1.1008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102in" svg:stroke-color="#3465a4" svg:stroke-opacity="100%" draw:stroke-linejoin="round" draw:fill="solid" draw:fill-color="#ffffff" draw:textarea-horizontal-align="left" draw:textarea-vertical-align="middle" draw:auto-grow-height="false" fo:min-height="0.2154in" fo:min-width="0.8819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102in" svg:stroke-color="#3465a4" svg:stroke-opacity="100%" draw:stroke-linejoin="round" draw:fill="solid" draw:fill-color="#ffffff" draw:textarea-horizontal-align="left" draw:textarea-vertical-align="middle" draw:auto-grow-height="false" fo:min-height="0.1945in" fo:min-width="0.9445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0102in" svg:stroke-color="#3465a4" svg:stroke-opacity="100%" draw:stroke-linejoin="round" draw:fill="solid" draw:fill-color="#ffffff" draw:textarea-horizontal-align="left" draw:textarea-vertical-align="middle" draw:auto-grow-height="false" fo:min-height="0.2362in" fo:min-width="0.9965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0102in" svg:stroke-color="#3465a4" svg:stroke-opacity="100%" draw:stroke-linejoin="round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.0102in" svg:stroke-color="#3465a4" svg:stroke-opacity="100%" draw:stroke-linejoin="round" draw:fill="none" draw:fill-color="#ffffff" draw:textarea-horizontal-align="left" draw:textarea-vertical-align="middle" draw:auto-grow-height="false" fo:min-height="0.0071in" fo:min-width="0.1528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.0102in" svg:stroke-color="#3465a4" svg:stroke-opacity="100%" draw:stroke-linejoin="round" draw:fill="none" draw:fill-color="#ffffff" draw:textarea-horizontal-align="left" draw:textarea-vertical-align="middle" draw:auto-grow-height="false" fo:min-height="0in" fo:min-width="0.1217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width="0.0102in" svg:stroke-color="#3465a4" svg:stroke-opacity="100%" draw:stroke-linejoin="round" draw:fill="solid" draw:fill-color="#ffffff" draw:textarea-horizontal-align="left" draw:textarea-vertical-align="middle" draw:auto-grow-height="false" fo:min-height="0in" fo:min-width="0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width="0.0102in" svg:stroke-color="#3465a4" svg:stroke-opacity="100%" draw:stroke-linejoin="round" draw:fill="solid" draw:fill-color="#ffffff" draw:textarea-horizontal-align="left" draw:textarea-vertical-align="middle" draw:auto-grow-height="false" fo:min-height="0in" fo:min-width="0in" fo:padding-top="0.0902in" fo:padding-bottom="0.0902in" fo:padding-left="0.1736in" fo:padding-right="0.1736in" fo:wrap-option="no-wrap" draw:shadow-color="#808080" style:run-through="background" draw:wrap-influence-on-position="once-concurrent"/>
    </style:style>
    <style:style style:name="gr13" style:family="graphic">
      <style:graphic-properties draw:stroke="none" draw:fill="none" draw:fill-color="#ffffff" draw:textarea-horizontal-align="justify" draw:textarea-vertical-align="top" draw:auto-grow-height="false" draw:auto-grow-width="false" fo:padding-top="0in" fo:padding-bottom="0in" fo:padding-left="0in" fo:padding-right="0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SC 250 – Program Design Document</text:p>
      <text:p text:style-name="P1"/>
      <text:p text:style-name="P1"><draw:custom-shape text:anchor-type="char" draw:z-index="0" draw:name="Shape1" draw:style-name="gr1" draw:text-style-name="P15" svg:width="0.9067in" svg:height="0.365in" svg:x="1.7862in" svg:y="0.0327in"><text:p/><draw:enhanced-geometry svg:viewBox="0 0 21600 21600" draw:type="rectangle" draw:enhanced-path="M 0 0 L 21600 0 21600 21600 0 21600 0 0 Z N"/></draw:custom-shape><draw:custom-shape text:anchor-type="char" draw:z-index="1" draw:name="Shape2" draw:style-name="gr2" draw:text-style-name="P15" svg:width="1.1461in" svg:height="0.3335in" svg:x="3.3382in" svg:y="0.0846in"><text:p/><draw:enhanced-geometry svg:viewBox="0 0 21600 21600" draw:type="rectangle" draw:enhanced-path="M 0 0 L 21600 0 21600 21600 0 21600 0 0 Z N"/></draw:custom-shape><draw:line text:anchor-type="char" draw:z-index="8" draw:name="Shape9" draw:style-name="gr8" draw:text-style-name="P18" svg:x1="2.6925in" svg:y1="0.189in" svg:x2="3.3382in" svg:y2="0.2618in"><text:p/></draw:line><draw:frame text:anchor-type="char" draw:z-index="20" draw:style-name="gr13" draw:text-style-name="P20" svg:width="0.9067in" svg:height="0.365in" svg:x="1.7862in" svg:y="0.0327in"><draw:text-box><text:p text:style-name="P16"><text:span text:style-name="T10">readData</text:span></text:p></draw:text-box></draw:frame><draw:frame text:anchor-type="char" draw:z-index="21" draw:style-name="gr13" draw:text-style-name="P20" svg:width="1.1461in" svg:height="0.3335in" svg:x="3.3382in" svg:y="0.0846in"><draw:text-box><text:p text:style-name="P16"><text:span text:style-name="T10">errorCheck</text:span></text:p></draw:text-box></draw:frame><draw:line text:anchor-type="char" draw:z-index="26" draw:name="Shape29" draw:style-name="gr8" draw:text-style-name="P18" svg:x1="3.2339in" svg:y1="0.1366in" svg:x2="3.3382in" svg:y2="0.2618in"><text:p/></draw:line></text:p>
      <text:p text:style-name="P2"><draw:line text:anchor-type="char" draw:z-index="27" draw:name="Shape30" draw:style-name="gr8" draw:text-style-name="P18" svg:x1="3.3382in" svg:y1="0.0701in" svg:x2="3.2236in" svg:y2="0.163in"><text:p/></draw:line></text:p>
      <text:p text:style-name="P4"><draw:line text:anchor-type="char" draw:z-index="9" draw:name="Shape10" draw:style-name="gr8" draw:text-style-name="P18" svg:x1="3.7547in" svg:y1="0.0346in" svg:x2="3.7445in" svg:y2="0.2421in"><text:p/></draw:line><draw:line text:anchor-type="char" draw:z-index="28" draw:name="Shape31" draw:style-name="gr8" draw:text-style-name="P18" svg:x1="3.6717in" svg:y1="0.0972in" svg:x2="3.7445in" svg:y2="0.1701in"><text:p/></draw:line><draw:line text:anchor-type="char" draw:z-index="29" draw:name="Shape32" draw:style-name="gr8" draw:text-style-name="P18" svg:x1="3.8591in" svg:y1="0.0972in" svg:x2="3.7547in" svg:y2="0.1701in"><text:p/></draw:line></text:p>
      <text:p text:style-name="P7">Structure Chart<draw:line text:anchor-type="char" draw:z-index="10" draw:name="Shape11" draw:style-name="gr8" draw:text-style-name="P18" svg:x1="1.1091in" svg:y1="0.0516in" svg:x2="5.2343in" svg:y2="0.0827in"><text:p/></draw:line><draw:line text:anchor-type="char" draw:z-index="12" draw:name="Shape13" draw:style-name="gr8" draw:text-style-name="P18" svg:x1="1.1091in" svg:y1="0.0516in" svg:x2="1.1508in" svg:y2="0.239in"><text:p/></draw:line><draw:line text:anchor-type="char" draw:z-index="13" draw:name="Shape14" draw:style-name="gr8" draw:text-style-name="P18" svg:x1="3.4528in" svg:y1="0.0827in" svg:x2="3.4528in" svg:y2="0.2283in"><text:p/></draw:line><draw:line text:anchor-type="char" draw:z-index="15" draw:name="Shape16" draw:style-name="gr8" draw:text-style-name="P18" svg:x1="5.2236in" svg:y1="0.0827in" svg:x2="5.2339in" svg:y2="0.3429in"><text:p/></draw:line></text:p>
      <text:p text:style-name="P8"><draw:frame text:anchor-type="char" draw:z-index="2" draw:style-name="gr3" draw:text-style-name="P17" svg:width="0.8531in" svg:height="0.3961in" svg:x="0.4839in" svg:y="0.0472in"><draw:text-box><text:p text:style-name="P16"><text:span text:style-name="T10">calcMaxDay</text:span></text:p></draw:text-box></draw:frame><draw:custom-shape text:anchor-type="char" draw:z-index="3" draw:name="Shape4" draw:style-name="gr4" draw:text-style-name="P15" svg:width="1.448in" svg:height="0.4276in" svg:x="2.5465in" svg:y="0.0366in"><text:p/><draw:enhanced-geometry svg:viewBox="0 0 21600 21600" draw:type="rectangle" draw:enhanced-path="M 0 0 L 21600 0 21600 21600 0 21600 0 0 Z N"/></draw:custom-shape><draw:custom-shape text:anchor-type="char" draw:z-index="4" draw:name="Shape5" draw:style-name="gr5" draw:text-style-name="P15" svg:width="1.2295in" svg:height="0.3961in" svg:x="4.6925in" svg:y="0.1516in"><text:p/><draw:enhanced-geometry svg:viewBox="0 0 21600 21600" draw:type="rectangle" draw:enhanced-path="M 0 0 L 21600 0 21600 21600 0 21600 0 0 Z N"/></draw:custom-shape><draw:frame text:anchor-type="char" draw:z-index="23" draw:style-name="gr13" draw:text-style-name="P20" svg:width="1.448in" svg:height="0.4276in" svg:x="2.5465in" svg:y="0.0366in"><draw:text-box><text:p text:style-name="P16"><text:span text:style-name="T10">calcAvgs</text:span></text:p></draw:text-box></draw:frame><draw:frame text:anchor-type="char" draw:z-index="25" draw:style-name="gr13" draw:text-style-name="P20" svg:width="1.2295in" svg:height="0.3961in" svg:x="4.6925in" svg:y="0.1516in"><draw:text-box><text:p text:style-name="P16"><text:span text:style-name="T10">calcTotal</text:span></text:p></draw:text-box></draw:frame></text:p>
      <text:p text:style-name="P3"><draw:line text:anchor-type="char" draw:z-index="30" draw:name="Shape33" draw:style-name="gr8" draw:text-style-name="P18" svg:x1="1.7654in" svg:y1="0.0016in" svg:x2="2.0988in" svg:y2="0.0016in"><text:p/></draw:line><draw:line text:anchor-type="char" draw:z-index="31" draw:name="Shape34" draw:style-name="gr8" draw:text-style-name="P18" svg:x1="3.9945in" svg:y1="0.1055in" svg:x2="4.3799in" svg:y2="0.1157in"><text:p/></draw:line><draw:line text:anchor-type="char" draw:z-index="32" draw:name="Shape35" draw:style-name="gr8" draw:text-style-name="P18" svg:x1="2.0984in" svg:y1="0.0016in" svg:x2="2.0984in" svg:y2="1.4913in"><text:p/></draw:line><draw:line text:anchor-type="char" draw:z-index="33" draw:name="Shape36" draw:style-name="gr8" draw:text-style-name="P18" svg:x1="4.3799in" svg:y1="0.1055in" svg:x2="4.4217in" svg:y2="1.4598in"><text:p/></draw:line></text:p>
      <text:p text:style-name="P3"><draw:line text:anchor-type="char" draw:z-index="11" draw:name="Shape12" draw:style-name="gr8" draw:text-style-name="P18" svg:x1="1.1508in" svg:y1="0.0598in" svg:x2="1.2028in" svg:y2="0.5079in"><text:p/></draw:line><draw:line text:anchor-type="char" draw:z-index="14" draw:name="Shape15" draw:style-name="gr8" draw:text-style-name="P18" svg:x1="3.4319in" svg:y1="0.0807in" svg:x2="3.463in" svg:y2="0.4244in"><text:p/></draw:line><draw:custom-shape text:anchor-type="paragraph" draw:z-index="19" draw:name="Shape21" draw:style-name="gr12" draw:text-style-name="P15" svg:width="0.2189in" svg:height="0.115in" svg:x="0in" svg:y="0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3"><draw:custom-shape text:anchor-type="char" draw:z-index="16" draw:name="Shape18" draw:style-name="gr9" draw:text-style-name="P19" svg:width="0.5004in" svg:height="0.1878in" svg:x="0.9319in" svg:y="0.0835in"><text:p/><draw:enhanced-geometry svg:viewBox="0 0 1269 472" draw:type="non-primitive" draw:enhanced-path="M 541 0  L 510 2  L 479 4  L 449 7  L 419 11  L 390 15  L 361 20  L 333 25  L 306 31  L 279 38  L 253 44  L 229 52  L 205 60  L 182 68  L 161 76  L 140 85  L 121 95  L 103 104  L 87 114  L 71 125  L 58 135  L 45 146  L 34 157  L 25 168  L 17 180  L 10 191  L 5 203  L 2 215  L 0 226  L 0 238  L 1 250  L 4 262  L 9 273  L 15 285  L 22 296  L 31 308  L 42 319  L 54 330  L 67 340  L 82 351  L 98 361  L 116 371  L 135 380  L 155 389  L 176 398  L 198 406  L 222 414  L 246 421  L 272 428  L 298 435  L 325 441  L 353 446  L 381 451  L 411 456  L 440 460  L 471 463  L 501 466  L 532 468  L 563 470  L 595 471  L 626 471  L 658 471  L 689 470  L 721 469  L 752 467  L 783 464  L 813 461  L 843 458  L 872 454  L 901 449  L 930 444  L 957 438  L 984 432  L 1010 425  L 1035 418  L 1059 410  L 1081 402  L 1103 393  L 1124 384  L 1143 375  L 1161 366  L 1178 356  L 1194 345  L 1208 335  L 1220 324  L 1232 313  L 1241 302  L 1250 290  L 1256 279  L 1262 267  L 1265 256  L 1267 244  L 1268 232  L 1267 220  L 1264 209  L 1260 197  L 1254 185  L 1247 174  L 1239 163  L 1228 151  L 1217 140  L 1203 130  L 1189 119  L 1173 109  L 1156 99  L 1137 90  L 1117 81  L 1096 72  L 1074 63  L 1051 55  L 1027 48  L 1002 41  L 975 34  L 948 28  L 921 23  L 892 18  L 863 13  L 833 9  L 803 6  L 773 3  N"/></draw:custom-shape><draw:custom-shape text:anchor-type="char" draw:z-index="17" draw:name="Shape19" draw:style-name="gr10" draw:text-style-name="P19" svg:width="0.4689in" svg:height="0.1461in" svg:x="3.2547in" svg:y="0.0272in"><text:p/><draw:enhanced-geometry svg:viewBox="0 0 1191 368" draw:type="non-primitive" draw:enhanced-path="M 521 0  L 492 2  L 463 4  L 434 6  L 406 9  L 378 12  L 351 15  L 324 19  L 298 24  L 273 28  L 248 33  L 225 39  L 202 45  L 180 51  L 159 58  L 140 64  L 121 72  L 104 79  L 88 87  L 73 95  L 60 103  L 47 111  L 36 120  L 27 128  L 19 137  L 12 146  L 7 155  L 3 164  L 1 173  L 0 182  L 1 191  L 3 201  L 6 210  L 11 219  L 18 228  L 26 236  L 35 245  L 46 254  L 58 262  L 71 270  L 86 278  L 102 286  L 119 293  L 137 300  L 156 307  L 177 314  L 199 320  L 221 326  L 245 332  L 269 337  L 294 342  L 320 346  L 346 350  L 374 354  L 401 357  L 430 360  L 458 362  L 487 364  L 516 365  L 546 366  L 575 367  L 605 367  L 634 367  L 664 366  L 693 364  L 722 363  L 751 361  L 779 358  L 807 355  L 835 351  L 861 348  L 887 343  L 913 339  L 937 333  L 961 328  L 984 322  L 1006 316  L 1027 310  L 1047 303  L 1065 296  L 1083 288  L 1099 281  L 1114 273  L 1128 265  L 1141 256  L 1152 248  L 1161 239  L 1170 231  L 1177 222  L 1182 213  L 1186 204  L 1189 194  L 1190 185  L 1190 176  L 1188 167  L 1184 158  L 1180 149  L 1174 140  L 1166 131  L 1157 122  L 1146 114  L 1135 106  L 1122 97  L 1107 89  L 1091 82  L 1074 74  L 1056 67  L 1037 60  L 1017 53  L 995 47  L 973 41  L 950 35  L 926 30  L 901 25  L 875 21  L 848 17  L 821 13  L 794 10  L 766 7  L 737 4  L 708 2  L 679 1  L 650 0  N"/></draw:custom-shape><draw:custom-shape text:anchor-type="char" draw:z-index="18" draw:name="Shape20" draw:style-name="gr11" draw:text-style-name="P15" svg:width="0.2921in" svg:height="0.1043in" svg:x="1.2028in" svg:y="0.0244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text:tab/> <text:s text:c="5"/><text:span text:style-name="T9">x5<text:tab/><text:tab/><text:tab/><text:tab/><text:tab/><text:tab/> <text:s text:c="5"/>x5</text:span></text:p>
      <text:p text:style-name="P3"><draw:custom-shape text:anchor-type="char" draw:z-index="6" draw:name="Shape7" draw:style-name="gr6" draw:text-style-name="P15" svg:width="1.2921in" svg:height="0.3752in" svg:x="0.6091in" svg:y="0.1244in"><text:p/><draw:enhanced-geometry svg:viewBox="0 0 21600 21600" draw:type="rectangle" draw:enhanced-path="M 0 0 L 21600 0 21600 21600 0 21600 0 0 Z N"/></draw:custom-shape><draw:custom-shape text:anchor-type="char" draw:z-index="7" draw:name="Shape8" draw:style-name="gr7" draw:text-style-name="P15" svg:width="1.3441in" svg:height="0.4169in" svg:x="2.7756in" svg:y="0.0409in"><text:p/><draw:enhanced-geometry svg:viewBox="0 0 21600 21600" draw:type="rectangle" draw:enhanced-path="M 0 0 L 21600 0 21600 21600 0 21600 0 0 Z N"/></draw:custom-shape><draw:frame text:anchor-type="char" draw:z-index="22" draw:style-name="gr13" draw:text-style-name="P20" svg:width="1.2921in" svg:height="0.3843in" svg:x="0.6091in" svg:y="0.1244in"><draw:text-box><text:p text:style-name="P16"><text:span text:style-name="T10">calcMaxPerPerson</text:span></text:p></draw:text-box></draw:frame><draw:frame text:anchor-type="char" draw:z-index="24" draw:style-name="gr13" draw:text-style-name="P20" svg:width="1.3441in" svg:height="0.4169in" svg:x="2.7756in" svg:y="0.0409in"><draw:text-box><text:p text:style-name="P16"><text:span text:style-name="T10">calcAvgPerDay</text:span></text:p></draw:text-box></draw:frame></text:p>
      <text:p text:style-name="P3"/>
      <text:p text:style-name="P3"/>
      <text:p text:style-name="P3"/>
      <text:p text:style-name="P3"><draw:frame text:anchor-type="char" draw:z-index="5" draw:style-name="gr3" draw:text-style-name="P17" svg:width="1.2606in" svg:height="0.5106in" svg:x="6.328in" svg:y="0.0555in"><draw:text-box><text:p text:style-name="P16"><text:span text:style-name="T10">outputCalculations</text:span></text:p></draw:text-box></draw:frame><draw:line text:anchor-type="char" draw:z-index="34" draw:name="Shape37" draw:style-name="gr8" draw:text-style-name="P18" svg:x1="2.0984in" svg:y1="0.1492in" svg:x2="6.3276in" svg:y2="0.1594in"><text:p/></draw:line></text:p>
      <text:p text:style-name="P3"/>
      <text:p text:style-name="P3"/>
      <text:p text:style-name="P3"/>
      <text:p text:style-name="P3"/>
      <text:p text:style-name="Standard"><text:span text:style-name="T2">Function Design</text:span><text:span text:style-name="T3"> (give the prototype and a short description for each function)</text:span></text:p>
      <text:p text:style-name="P9"/>
      <text:p text:style-name="P9"/>
      <text:p text:style-name="P11"><text:span text:style-name="T4">void</text:span><text:span text:style-name="T5"> </text:span><text:span text:style-name="T6">readData</text:span><text:span text:style-name="T5">(</text:span><text:span text:style-name="T4">int</text:span><text:span text:style-name="T5">[][DAYS]); </text:span><text:span text:style-name="T7">//reads the input data from ex_data.txt</text:span></text:p>
      <text:p text:style-name="P12"><text:span text:style-name="T4">void</text:span><text:span text:style-name="T5"> </text:span><text:span text:style-name="T6">errorCheck</text:span><text:span text:style-name="T5">(</text:span><text:span text:style-name="T4">int</text:span><text:span text:style-name="T5">[][DAYS]); </text:span><text:span text:style-name="T7">// check the input data for errors and zero any out</text:span></text:p>
      <text:p text:style-name="P12"><text:span text:style-name="T4">void</text:span><text:span text:style-name="T5"> </text:span><text:span text:style-name="T6">calcMaxDay</text:span><text:span text:style-name="T5">(</text:span><text:span text:style-name="T4">int</text:span><text:span text:style-name="T5">[][DAYS], </text:span><text:span text:style-name="T4">int</text:span><text:span text:style-name="T5">[]); </text:span><text:span text:style-name="T7">// calculates the peak exercise day for each //person, index of day stores in int[]</text:span></text:p>
      <text:p text:style-name="P12"><text:span text:style-name="T4">void</text:span><text:span text:style-name="T5"> </text:span><text:span text:style-name="T6">calcAvgs</text:span><text:span text:style-name="T5">(</text:span><text:span text:style-name="T4">int</text:span><text:span text:style-name="T5">[][DAYS], </text:span><text:span text:style-name="T4">int</text:span><text:span text:style-name="T5">[]); </text:span><text:span text:style-name="T7">// calculates the average exercise per day per //person, index of avg stored in int[]</text:span></text:p>
      <text:p text:style-name="P12"><text:span text:style-name="T4">int</text:span><text:span text:style-name="T5"> </text:span><text:span text:style-name="T6">calcTotal</text:span><text:span text:style-name="T5">(</text:span><text:span text:style-name="T4">int</text:span><text:span text:style-name="T5">[][DAYS]); </text:span><text:span text:style-name="T7">//returns the total exercise done by all of the people //throughout the week</text:span></text:p>
      <text:p text:style-name="P12"><text:span text:style-name="T4">int</text:span><text:span text:style-name="T5"> </text:span><text:span text:style-name="T6">calcMaxDayPerPerson</text:span><text:span text:style-name="T5">(</text:span><text:span text:style-name="T4">int</text:span><text:span text:style-name="T5">[]); </text:span><text:span text:style-name="T7">//calculates the total exercise for the week for one //person and returns it</text:span></text:p>
      <text:p text:style-name="P12"><text:span text:style-name="T4">int</text:span><text:span text:style-name="T5"> </text:span><text:span text:style-name="T6">calcAvgPerDay</text:span><text:span text:style-name="T5">(</text:span><text:span text:style-name="T4">int</text:span><text:span text:style-name="T5">[]); </text:span><text:span text:style-name="T7">// calculates the avg exercise per person on any one day and //returns it</text:span></text:p>
      <text:p text:style-name="P12"><text:span text:style-name="T4">void</text:span><text:span text:style-name="T5"> </text:span><text:span text:style-name="T6">outputCalculations</text:span><text:span text:style-name="T5">(</text:span><text:span text:style-name="T4">int</text:span><text:span text:style-name="T5">[], </text:span><text:span text:style-name="T4">int</text:span><text:span text:style-name="T5">[], </text:span><text:span text:style-name="T4">int</text:span><text:span text:style-name="T5">[], total); </text:span><text:span text:style-name="T7">// prints to the screen the peak //exercise day for each person,</text:span></text:p>
      <text:p text:style-name="P13">// the average minutes of exercise per day for the group,</text:p>
      <text:p text:style-name="P13">// and the total minutes of exercise for the week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9">Time Estimate</text:p>
      <text:p text:style-name="P9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Estimated Time</text:p>
          </table:table-cell>
          <table:table-cell table:style-name="Table1.C1" office:value-type="string">
            <text:p text:style-name="P5">Actual Time</text:p>
          </table:table-cell>
        </table:table-row>
        <table:table-row table:style-name="Table1.1">
          <table:table-cell table:style-name="Table1.A1" office:value-type="string">
            <text:p text:style-name="P11">Program Design</text:p>
          </table:table-cell>
          <table:table-cell table:style-name="Table1.A1" office:value-type="string">
            <text:p text:style-name="P10">20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1">(list each function name and the time required to code each)</text:p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>readData()</text:p>
          </table:table-cell>
          <table:table-cell table:style-name="Table1.A1" office:value-type="string">
            <text:p text:style-name="P10">5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>errorCheck()</text:p>
          </table:table-cell>
          <table:table-cell table:style-name="Table1.A1" office:value-type="string">
            <text:p text:style-name="P10">3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0">calcMaxDay()</text:p>
          </table:table-cell>
          <table:table-cell table:style-name="Table1.A1" office:value-type="string">
            <text:p text:style-name="P10">10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7" office:value-type="string">
            <text:p text:style-name="P10">calcAvgs()</text:p>
          </table:table-cell>
          <table:table-cell table:style-name="Table1.A7" office:value-type="string">
            <text:p text:style-name="P10">3</text:p>
          </table:table-cell>
          <table:table-cell table:style-name="Table1.C7" office:value-type="string">
            <text:p text:style-name="P10"/>
          </table:table-cell>
        </table:table-row>
        <table:table-row table:style-name="Table1.1">
          <table:table-cell table:style-name="Table1.A7" office:value-type="string">
            <text:p text:style-name="P10">calcTotal()</text:p>
          </table:table-cell>
          <table:table-cell table:style-name="Table1.A7" office:value-type="string">
            <text:p text:style-name="P10">3</text:p>
          </table:table-cell>
          <table:table-cell table:style-name="Table1.C7" office:value-type="string">
            <text:p text:style-name="P10"/>
          </table:table-cell>
        </table:table-row>
        <table:table-row table:style-name="Table1.1">
          <table:table-cell table:style-name="Table1.A7" office:value-type="string">
            <text:p text:style-name="P10">calcMaxDayPerPerson()</text:p>
          </table:table-cell>
          <table:table-cell table:style-name="Table1.A7" office:value-type="string">
            <text:p text:style-name="P10">10</text:p>
          </table:table-cell>
          <table:table-cell table:style-name="Table1.C7" office:value-type="string">
            <text:p text:style-name="P10"/>
          </table:table-cell>
        </table:table-row>
        <table:table-row table:style-name="Table1.1">
          <table:table-cell table:style-name="Table1.A7" office:value-type="string">
            <text:p text:style-name="P10">calcAvgPerDay()</text:p>
          </table:table-cell>
          <table:table-cell table:style-name="Table1.A7" office:value-type="string">
            <text:p text:style-name="P10">5</text:p>
          </table:table-cell>
          <table:table-cell table:style-name="Table1.C7" office:value-type="string">
            <text:p text:style-name="P10"/>
          </table:table-cell>
        </table:table-row>
        <table:table-row table:style-name="Table1.1">
          <table:table-cell table:style-name="Table1.A7" office:value-type="string">
            <text:p text:style-name="P10">outputCalculations()</text:p>
          </table:table-cell>
          <table:table-cell table:style-name="Table1.A7" office:value-type="string">
            <text:p text:style-name="P10">10</text:p>
          </table:table-cell>
          <table:table-cell table:style-name="Table1.C7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1">Program Test</text:p>
          </table:table-cell>
          <table:table-cell table:style-name="Table1.A1" office:value-type="string">
            <text:p text:style-name="P10">10</text:p>
          </table:table-cell>
          <table:table-cell table:style-name="Table1.C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5">Total Time</text:p>
          </table:table-cell>
          <table:table-cell table:style-name="Table1.A1" office:value-type="string">
            <text:p text:style-name="P10">79</text:p>
          </table:table-cell>
          <table:table-cell table:style-name="Table1.C1" office:value-type="string">
            <text:p text:style-name="P10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Lucida Sans2" svg:font-family="'Lucida Sans'" style:font-family-generic="swiss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252in" fo:margin-bottom="0.75in" fo:margin-left="0.75in" fo:margin-right="0.5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S 150</dc:title>
    <meta:initial-creator>kurtenbp</meta:initial-creator>
    <meta:creation-date>2006-08-29T11:40:00</meta:creation-date>
    <dc:date>2018-01-30T12:39:07.266000000</dc:date>
    <meta:print-date>2005-11-30T15:57:00</meta:print-date>
    <meta:editing-cycles>7</meta:editing-cycles>
    <meta:editing-duration>PT11M17S</meta:editing-duration>
    <meta:generator>LibreOffice/5.4.3.2$Windows_X86_64 LibreOffice_project/92a7159f7e4af62137622921e809f8546db437e5</meta:generator>
    <meta:document-statistic meta:table-count="1" meta:image-count="0" meta:object-count="0" meta:page-count="2" meta:paragraph-count="40" meta:word-count="204" meta:character-count="1333" meta:non-whitespace-character-count="1150"/>
  </office:meta>
</office:document-meta>
</file>